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3800000438CAA7B5FE0B8C37CC.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Vogue Photobooth LED Enclosure rental Placentia</text:span></text:p>
      <text:p text:style-name="P2"/>
      <text:p text:style-name="P3">You may rent a photo booth for your unique occasion! We are based in Laguna Beach, California, and are happy to go anywhere in Laguna seashore and orangey County to ensure your business is spectacular. A photo booth is an excellent quirk to be credited with protest to your event! A photo booth can add up any event, including weddings, bar/bat mitzvahs, proms, graduations, birthday parties, anniversaries, quinceaeras, and charming 16. We as well as have enough money photo booth rentals for situation undertakings such as Christmas parties, fundraisers, and all in between. There is nothing more exciting than a photo booth to create your celebration unique! like our experience behind photo booths, you are clear to appropriate the most extreme, personal, intimate, and amusing photos. We manage to pay for inexpensive photo booth rentals for weddings, bar/bat mitzvahs, proms, graduations, birthday parties, anniversaries, quinceaeras, gorgeous 16 celebrations, corporate events, and community endeavors in Laguna seashore and surrounding regions. goings-on in the Laguna Beach, Anaheim, Corona Del Mar, Costa Mesa, Dana Point, Huntington Beach, Irvine, Laguna Beach, Laguna Niguel, Long Beach, Newport Beach, Tustin, and neighboring regions Bring your neighboring situation to activity in Laguna seashore bearing in mind a certainly customisable photo booth that provides the ultimate experience. The 360 Photo Booth Experience at Laguna Beach. Whether you're getting married or hosting a matter event or party, our personalized booths will grow some excitement to your celebration following your entourage, family, and friends.Experience the thrill of a bespoke photo booth support that meets your individual needs. We recognize that every situation is unique, and we use our professional experience to get knowledge and experience. Although we are situated in Long Beach, we now sustain Los Angeles, yellowish-brown County, San Diego, and Phoenix, and we are eager to travel! 360 Photo Booth is Laguna Niguel's leading photo booth rental company. We provide a seamless first-class relief to all of our clients and ensure that we will exceed every expectations for any special occasion, such as your wedding, birthday party, company or corporate party, studious dance, bridal shower, etc. We manage to pay for each unique occasion considering full and personalized packages, high-quality photo booths, bespoke photo designs, proficient personnel, dependable attendants, and reasonably priced and transparent pricing to meet the expense of an unforgettable experience. We meet the expense of all consumers and clients in the same way as an incredible experience that includes the greatest advance at a within your means price. Our read freshen booth is one of a kind, allowing guests to accommodate taking place to ten individuals in a photo subsequent to a specifically made logo.Hello, partygoers! This event, held in Laguna Canyon, lonely a stone's throw from Laguna Beach, was nothing brusque of spectacular. lucky Frog Photo Booth photographed the situation upon a rooftop terrace gone a sleek and relaxing ambiance. Music pulsed. People danced. links and couples moved easily amid the bar, dance floor, and picture booth. It was a thrilling experience all around, but the 360 photo booth stole the show. Jim and Fiona made a wise choice! {} Imagine fortunate Frog's architecture and design beauty and rambling canyon pathways as the breathtaking air for 360-degree photo booth images. James and Liz sought for the greatest 360 photo booth rental in Laguna Beach, and we surpassed their expectations. The photo booth created an fascinating tone where all smile and pose became a treasured souvenir, transforming tiny moments into unforgettable memories.The fortunate Frog photo booth rental provided a declare for spontaneous group photographs and dance-offs... From interactive sketches to burning embraces... Our items range from far along masquerade masks to quirky placards. Guests brought their personality to each frame, and all detail was recorded. The laughter grew in tandem in the same way as the prints. The 360 describe booth suddenly became the main reduction of the event. fortunate Frog photo booth rental continues to stand out every period with cutting-edge technology and one-of-a-kind features.The 360 photo booth not only managed to take over static moments but after that increased the promptness of the event. Its capability to spin and cd the entire image insured that no subtlety and no dance move, and no quick burst of laughter went undetected. What's the result? A comprehensive visual tape of the best raves, captured from various perspectives.Whether you're organizing a wedding, corporate event, or celebration, our 360 photo booth will pay for an unforgettable experience. create your moments unforgettable. lucky Frog photo booth rental offers 360-degree photo booth rentals in Laguna Beach.</text:p>
      <text:p text:style-name="P8"><text:span text:style-name="T2">RELEVANT KEYWORDS</text:span></text:p>
      <text:p text:style-name="P1">The list of keywords we used to create this document :</text:p>
      <text:p text:style-name="P1"/>
      <text:p text:style-name="P3">Vogue Photobooth LED Enclosure rental Orange,Vogue Photobooth LED Enclosure rental Cypress ,Vogue Photobooth LED Enclosure rental Placentia</text:p>
      <text:p text:style-name="P9"><text:span text:style-name="T2">RECOMMENDED RESOURCES</text:span></text:p>
      <text:p text:style-name="P1">The list of resources and links we recommend you visit :</text:p>
      <text:p text:style-name="P1"/>
      <text:p text:style-name="P1"><text:a xlink:type="simple" xlink:href="https://docs.google.com/document/d/1XIJW3OGpitg_MlMbIdPpOpxYcJtpd7FsylYjAiKyWi4/edit?usp=sharing" text:style-name="ListLabel_20_1" text:visited-style-name="ListLabel_20_1"><text:span text:style-name="T3">Vogue Photobooth LED Enclosure rental Orange</text:span></text:a></text:p>
      <text:p text:style-name="P1"><text:a xlink:type="simple" xlink:href="https://docs.google.com/document/d/1XIJW3OGpitg_MlMbIdPpOpxYcJtpd7FsylYjAiKyWi4/pub" text:style-name="ListLabel_20_1" text:visited-style-name="ListLabel_20_1"><text:span text:style-name="T3">Vogue Photobooth LED Enclosure rental Orange pub</text:span></text:a></text:p>
      <text:p text:style-name="P1"><text:a xlink:type="simple" xlink:href="https://docs.google.com/document/d/1XIJW3OGpitg_MlMbIdPpOpxYcJtpd7FsylYjAiKyWi4/view" text:style-name="ListLabel_20_1" text:visited-style-name="ListLabel_20_1"><text:span text:style-name="T3">Vogue Photobooth LED Enclosure rental Orange view</text:span></text:a></text:p>
      <text:p text:style-name="P1"><text:a xlink:type="simple" xlink:href="https://docs.google.com/document/d/1H1Ym0doVb9jVeNwm045w9HBflOcK1g1OTl9lI6X3nJI/edit?usp=sharing" text:style-name="ListLabel_20_1" text:visited-style-name="ListLabel_20_1"><text:span text:style-name="T3">Vogue Photobooth LED Enclosure rental Cypress</text:span></text:a></text:p>
      <text:p text:style-name="P1"><text:a xlink:type="simple" xlink:href="https://docs.google.com/document/d/1H1Ym0doVb9jVeNwm045w9HBflOcK1g1OTl9lI6X3nJI/pub" text:style-name="ListLabel_20_1" text:visited-style-name="ListLabel_20_1"><text:span text:style-name="T3">Vogue Photobooth LED Enclosure rental Cypress pub</text:span></text:a></text:p>
      <text:p text:style-name="P1"><text:a xlink:type="simple" xlink:href="https://docs.google.com/document/d/1H1Ym0doVb9jVeNwm045w9HBflOcK1g1OTl9lI6X3nJI/view" text:style-name="ListLabel_20_1" text:visited-style-name="ListLabel_20_1"><text:span text:style-name="T3">Vogue Photobooth LED Enclosure rental Cypress view</text:span></text:a></text:p>
      <text:p text:style-name="P1"><text:a xlink:type="simple" xlink:href="https://sites.google.com/view/lagunabeachphotoboothrentals/home" text:style-name="ListLabel_20_1" text:visited-style-name="ListLabel_20_1"><text:span text:style-name="T3">VOGUE photo booth rental Laguna Beach</text:span></text:a></text:p>
      <text:p text:style-name="P1"><text:a xlink:type="simple" xlink:href="https://drive.google.com/drive/folders/1yxYS_4ceHwKGfdc1wlzYc8Fs4q0ohWXz?usp=sharing" text:style-name="ListLabel_20_1" text:visited-style-name="ListLabel_20_1"><text:span text:style-name="T3">VOGUE photo booth rental Laguna Beach</text:span></text:a></text:p>
      <text:p text:style-name="P1"><text:a xlink:type="simple" xlink:href="https://news.google.com/rss/search?q=photobooth" text:style-name="ListLabel_20_1" text:visited-style-name="ListLabel_20_1"><text:span text:style-name="T3">VOGUE photo booth rental Laguna Beach</text:span></text:a></text:p>
      <text:p text:style-name="P1"><text:a xlink:type="simple" xlink:href="https://drive.google.com/drive/folders/1saPXrHM-n-1Zzdwx1YaqoxtRTd2r0iy4?usp=sharing" text:style-name="ListLabel_20_1" text:visited-style-name="ListLabel_20_1"><text:span text:style-name="T3">VOGUE photo booth rental Laguna Beach Articles</text:span></text:a></text:p>
      <text:p text:style-name="P1"><text:a xlink:type="simple" xlink:href="https://drive.google.com/drive/folders/1SDu5fQgub0zjow1c0kdZwIbXpFlr6ZAT?usp=sharing" text:style-name="ListLabel_20_1" text:visited-style-name="ListLabel_20_1"><text:span text:style-name="T3">VOGUE photo booth rental Laguna Beach Photos</text:span></text:a></text:p>
      <text:p text:style-name="P1"><text:a xlink:type="simple" xlink:href="https://drive.google.com/drive/folders/1oeNl5RSgHKZSR9IbvqBsrjmGb4FmZjzn?usp=sharing" text:style-name="ListLabel_20_1" text:visited-style-name="ListLabel_20_1"><text:span text:style-name="T3">VOGUE photo booth rental Laguna Beach PDFs</text:span></text:a></text:p>
      <text:p text:style-name="P1"><text:a xlink:type="simple" xlink:href="https://drive.google.com/drive/folders/1Li4J-iIfoJpZg4EqP7teKln7-bCRAUE7?usp=sharing" text:style-name="ListLabel_20_1" text:visited-style-name="ListLabel_20_1"><text:span text:style-name="T3">VOGUE photo booth rental Laguna Beach Slides</text:span></text:a></text:p>
      <text:p text:style-name="P1"><text:a xlink:type="simple" xlink:href="https://drive.google.com/file/d/1m6Rnj9XvD5NNNmDvliPmAtzH8E6bqYv3/view?usp=sharing" text:style-name="ListLabel_20_1" text:visited-style-name="ListLabel_20_1"><text:span text:style-name="T3">VOGUE photo booth rental Laguna Beach</text:span></text:a></text:p>
      <text:p text:style-name="P1"><text:a xlink:type="simple" xlink:href="https://drive.google.com/file/d/17axxFolsR1QvM-2HIaS24tTNzR7F7Xog/view?usp=sharing" text:style-name="ListLabel_20_1" text:visited-style-name="ListLabel_20_1"><text:span text:style-name="T3">VOGUE photo booth rental Laguna Beach</text:span></text:a></text:p>
      <text:p text:style-name="P1"><text:a xlink:type="simple" xlink:href="https://drive.google.com/file/d/1Aj_cfvu535X22jSPrPhGpgqoFqsuf-ZS/view?usp=sharing" text:style-name="ListLabel_20_1" text:visited-style-name="ListLabel_20_1"><text:span text:style-name="T3">VOGUE photo booth rental Laguna Beach</text:span></text:a></text:p>
      <text:p text:style-name="P1"><text:a xlink:type="simple" xlink:href="https://drive.google.com/file/d/1Bg5yTdV_aVcVfeLKuYl-KLRjaqj_2pb8/view?usp=sharing" text:style-name="ListLabel_20_1" text:visited-style-name="ListLabel_20_1"><text:span text:style-name="T3">VOGUE photo booth rental Laguna Beach</text:span></text:a></text:p>
      <text:p text:style-name="P1"><text:a xlink:type="simple" xlink:href="https://docs.google.com/spreadsheets/d/1ljs2_u_1LrfD0JrlXpGbyr8QQqBWGCxdKGgjTuwultI/edit?usp=sharing" text:style-name="ListLabel_20_1" text:visited-style-name="ListLabel_20_1"><text:span text:style-name="T3">VOGUE photo booth rental Laguna Beach</text:span></text:a></text:p>
      <text:p text:style-name="P1"><text:soft-page-break/><text:a xlink:type="simple" xlink:href="https://docs.google.com/spreadsheet/pub?key=1ljs2_u_1LrfD0JrlXpGbyr8QQqBWGCxdKGgjTuwultI" text:style-name="ListLabel_20_1" text:visited-style-name="ListLabel_20_1"><text:span text:style-name="T3">VOGUE photo booth rental Laguna Beach key</text:span></text:a></text:p>
      <text:p text:style-name="P1"><text:a xlink:type="simple" xlink:href="https://docs.google.com/spreadsheets/d/1ljs2_u_1LrfD0JrlXpGbyr8QQqBWGCxdKGgjTuwultI/pubhtml" text:style-name="ListLabel_20_1" text:visited-style-name="ListLabel_20_1"><text:span text:style-name="T3">VOGUE photo booth rental Laguna Beach pubhtml</text:span></text:a></text:p>
      <text:p text:style-name="P1"><text:a xlink:type="simple" xlink:href="https://docs.google.com/spreadsheets/d/1ljs2_u_1LrfD0JrlXpGbyr8QQqBWGCxdKGgjTuwultI/pub" text:style-name="ListLabel_20_1" text:visited-style-name="ListLabel_20_1"><text:span text:style-name="T3">VOGUE photo booth rental Laguna Beach pub</text:span></text:a></text:p>
      <text:p text:style-name="P1"><text:a xlink:type="simple" xlink:href="https://docs.google.com/spreadsheets/d/1ljs2_u_1LrfD0JrlXpGbyr8QQqBWGCxdKGgjTuwultI/view" text:style-name="ListLabel_20_1" text:visited-style-name="ListLabel_20_1"><text:span text:style-name="T3">VOGUE photo booth rental Laguna Beach view</text:span></text:a></text:p>
      <text:p text:style-name="P1"><text:a xlink:type="simple" xlink:href="https://docs.google.com/forms/d/1DCg4D2fK5QUC_jaamtyhz94Gr6RMkVwugUZsPxTVQ80/edit?usp=sharing" text:style-name="ListLabel_20_1" text:visited-style-name="ListLabel_20_1"><text:span text:style-name="T3">VOGUE photo booth rental Laguna Beach</text:span></text:a></text:p>
      <text:p text:style-name="P1"><text:a xlink:type="simple" xlink:href="https://docs.google.com/drawings/d/1SskS46n6Iutrq38EZETj2iw7WD4uC0CXBk2Pp9Z-shk/edit?usp=sharing" text:style-name="ListLabel_20_1" text:visited-style-name="ListLabel_20_1"><text:span text:style-name="T3">VOGUE photo booth rental Laguna Beach</text:span></text:a></text:p>
      <text:p text:style-name="P1"><text:a xlink:type="simple" xlink:href="https://drive.google.com/file/d/1tpnxuW89TUi11jKtDR9JDr08CDxHmMk0/view?usp=drivesdk" text:style-name="ListLabel_20_1" text:visited-style-name="ListLabel_20_1"><text:span text:style-name="T3">CTA or Logo</text:span></text:a></text:p>
      <text:p text:style-name="P1"><text:a xlink:type="simple" xlink:href="https://sites.google.com/view/photoboothrentalslagunabeach/laguna-beach-photo-booths" text:style-name="ListLabel_20_1" text:visited-style-name="ListLabel_20_1"><text:span text:style-name="T3">CTA or Logo - image link</text:span></text:a></text:p>
      <text:p text:style-name="P1"><text:a xlink:type="simple" xlink:href="https://docs.google.com/document/d/1EGON4al2QoX72xrLgGt8VRPeNj17V2AowXZzk3xah6k/edit?usp=sharing" text:style-name="ListLabel_20_1" text:visited-style-name="ListLabel_20_1"><text:span text:style-name="T3">VOGUE photo booth rental Laguna Beach</text:span></text:a></text:p>
      <text:p text:style-name="P1"><text:a xlink:type="simple" xlink:href="https://docs.google.com/document/d/1EGON4al2QoX72xrLgGt8VRPeNj17V2AowXZzk3xah6k/pub" text:style-name="ListLabel_20_1" text:visited-style-name="ListLabel_20_1"><text:span text:style-name="T3">VOGUE photo booth rental Laguna Beach pub</text:span></text:a></text:p>
      <text:p text:style-name="P1"><text:a xlink:type="simple" xlink:href="https://docs.google.com/document/d/1EGON4al2QoX72xrLgGt8VRPeNj17V2AowXZzk3xah6k/view" text:style-name="ListLabel_20_1" text:visited-style-name="ListLabel_20_1"><text:span text:style-name="T3">VOGUE photo booth rental Laguna Beach view</text:span></text:a></text:p>
      <text:p text:style-name="P1"><text:a xlink:type="simple" xlink:href="https://docs.google.com/presentation/d/13tIE2LTfvspw_K2bqVC6uzlWWs_bHEz9wCrBgzRWqBQ/edit?usp=sharing" text:style-name="ListLabel_20_1" text:visited-style-name="ListLabel_20_1"><text:span text:style-name="T3">VOGUE photo booth rental Laguna Beach</text:span></text:a></text:p>
      <text:p text:style-name="P1"><text:a xlink:type="simple" xlink:href="https://docs.google.com/presentation/d/13tIE2LTfvspw_K2bqVC6uzlWWs_bHEz9wCrBgzRWqBQ/pub?start=true&amp;loop=true&amp;delayms=3000" text:style-name="ListLabel_20_1" text:visited-style-name="ListLabel_20_1"><text:span text:style-name="T3">VOGUE photo booth rental Laguna Beach pub</text:span></text:a></text:p>
      <text:p text:style-name="P1"><text:a xlink:type="simple" xlink:href="https://docs.google.com/presentation/d/13tIE2LTfvspw_K2bqVC6uzlWWs_bHEz9wCrBgzRWqBQ/view" text:style-name="ListLabel_20_1" text:visited-style-name="ListLabel_20_1"><text:span text:style-name="T3">VOGUE photo booth rental Laguna Beach view</text:span></text:a></text:p>
      <text:p text:style-name="P1"><text:a xlink:type="simple" xlink:href="https://docs.google.com/presentation/d/13tIE2LTfvspw_K2bqVC6uzlWWs_bHEz9wCrBgzRWqBQ/htmlpresent" text:style-name="ListLabel_20_1" text:visited-style-name="ListLabel_20_1"><text:span text:style-name="T3">VOGUE photo booth rental Laguna Beach html</text:span></text:a></text:p>
      <text:p text:style-name="P1"><text:a xlink:type="simple" xlink:href="https://calendar.google.com/calendar/embed?src=a66a6ab2eb8c86472456e307d44eaba627be453a9a97a77481b37e27fd7155f8@group.calendar.google.com" text:style-name="ListLabel_20_1" text:visited-style-name="ListLabel_20_1"><text:span text:style-name="T3">Calendar - VOGUE photo booth rental Laguna Beach</text:span></text:a></text:p>
      <text:p text:style-name="P1"><text:a xlink:type="simple" xlink:href="https://www.google.com/calendar/event?eid=MTB1dTJ0anBjNzhhN25zM3NoN21mbWVlbW8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MmtsNWJ0YmVhb25iZjZ0ZXVsdTA2N3M2dTQ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b3FhbGRoNnBucmxzNWIwNXY1ZzFham02ajA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NWswc2JqNmZlY25nb2lyOTNpOTY2MGJpMjg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NjUzNDMwZXNubHBnbjFmbG91NGVnNDNsaGc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soft-page-break/><text:a xlink:type="simple" xlink:href="https://www.google.com/calendar/event?eid=ZnJha21nZHZkOTRvb2IxYnFrajc5MHRuMTg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aXYyODZmdmNtcWNwNGw2MHJrcW03dWpiMms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NWNhdXFvM2x0a2o4MmcwNmcybjMwcjIwbzg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ThlYjkwdjUyNzJhYzR2MDlxc2V0b3Vnams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M2E2MTEzaTZnNmxmcWxwaXJ0M2k1aGxsNDQ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MjdsaGwwNzA5aXZvZm5hdHZwcDFmbTBoN28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XA5aWtkcWVwa3JrMGRtcjFhZm5hOGltZm8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Wd1a3BkcXBjdTcybXFqaTZkOTB1Z2hmbDQ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Zm5kcXF0Z3FtMXNycjN1NzNocDMwdWV0M3M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www.google.com/calendar/event?eid=bmZpb2x2OHBmOHZidGZ0b2MxNWptYTJwOHMgYTY2YTZhYjJlYjhjODY0NzI0NTZlMzA3ZDQ0ZWFiYTYyN2JlNDUzYTlhOTdhNzc0ODFiMzdlMjdmZDcxNTVmOEBncm91cC5jYWxlbmRhci5nb29nbGUuY29t" text:style-name="ListLabel_20_1" text:visited-style-name="ListLabel_20_1"><text:span text:style-name="T3">Calendar - VOGUE photo booth rental Laguna Beach - Event</text:span></text:a></text:p>
      <text:p text:style-name="P1"><text:a xlink:type="simple" xlink:href="https://youtu.be/EmCLBIu0R2I" text:style-name="ListLabel_20_1" text:visited-style-name="ListLabel_20_1"><text:span text:style-name="T3">VOGUE photo booth rental Laguna Beach</text:span></text:a></text:p>
      <text:p text:style-name="P1"><text:a xlink:type="simple" xlink:href="https://youtu.be/10hlB0RTfVM" text:style-name="ListLabel_20_1" text:visited-style-name="ListLabel_20_1"><text:span text:style-name="T3">VOGUE photo booth rental Laguna Beach</text:span></text:a></text:p>
      <text:p text:style-name="P1"><text:a xlink:type="simple" xlink:href="https://youtube.com/shorts/qQoPCFKxJzE" text:style-name="ListLabel_20_1" text:visited-style-name="ListLabel_20_1"><text:span text:style-name="T3">VOGUE photo booth rental Laguna Beach</text:span></text:a></text:p>
      <text:p text:style-name="P1"><text:a xlink:type="simple" xlink:href="https://youtu.be/3pr93oJJCWA" text:style-name="ListLabel_20_1" text:visited-style-name="ListLabel_20_1"><text:span text:style-name="T3">VOGUE photo booth rental Laguna Beach</text:span></text:a></text:p>
      <text:p text:style-name="P1"><text:a xlink:type="simple" xlink:href="https://youtu.be/ztOckYx8qsw?si=GanGULtkfX9J95gF" text:style-name="ListLabel_20_1" text:visited-style-name="ListLabel_20_1"><text:span text:style-name="T3">VOGUE photo booth rental Laguna Beach</text:span></text:a></text:p>
      <text:p text:style-name="P1"><text:a xlink:type="simple" xlink:href="https://docs.google.com/spreadsheets/d/1ljs2_u_1LrfD0JrlXpGbyr8QQqBWGCxdKGgjTuwultI/edit#gid=0" text:style-name="ListLabel_20_1" text:visited-style-name="ListLabel_20_1"><text:span text:style-name="T3">Sheet1</text:span></text:a></text:p>
      <text:p text:style-name="P1"><text:a xlink:type="simple" xlink:href="https://docs.google.com/spreadsheets/d/1ljs2_u_1LrfD0JrlXpGbyr8QQqBWGCxdKGgjTuwultI/edit#gid=1114689551" text:style-name="ListLabel_20_1" text:visited-style-name="ListLabel_20_1"><text:span text:style-name="T3">Keywords</text:span></text:a></text:p>
      <text:p text:style-name="P1"><text:a xlink:type="simple" xlink:href="https://docs.google.com/spreadsheets/d/1ljs2_u_1LrfD0JrlXpGbyr8QQqBWGCxdKGgjTuwultI/edit#gid=1216904855" text:style-name="ListLabel_20_1" text:visited-style-name="ListLabel_20_1"><text:span text:style-name="T3">Content</text:span></text:a></text:p>
      <text:p text:style-name="P1"><text:a xlink:type="simple" xlink:href="https://docs.google.com/spreadsheets/d/1ljs2_u_1LrfD0JrlXpGbyr8QQqBWGCxdKGgjTuwultI/edit#gid=1928359343" text:style-name="ListLabel_20_1" text:visited-style-name="ListLabel_20_1"><text:span text:style-name="T3">Calendar Events</text:span></text:a></text:p>
      <text:p text:style-name="P1"><text:a xlink:type="simple" xlink:href="https://docs.google.com/spreadsheets/d/1ljs2_u_1LrfD0JrlXpGbyr8QQqBWGCxdKGgjTuwultI/edit#gid=579035533" text:style-name="ListLabel_20_1" text:visited-style-name="ListLabel_20_1"><text:span text:style-name="T3">RSS Feeds</text:span></text:a></text:p>
      <text:p text:style-name="P1"><text:a xlink:type="simple" xlink:href="https://drive.google.com/drive/folders/16VZDgEjbhgImAYT23glKP91q68JuikCk?usp=sharing" text:style-name="ListLabel_20_1" text:visited-style-name="ListLabel_20_1"><text:span text:style-name="T3">VOGUE photo booth rental Laguna Beach HTML</text:span></text:a></text:p>
      <text:p text:style-name="P1"><text:soft-page-break/><text:a xlink:type="simple" xlink:href="https://drive.google.com/file/d/19ABE9bG4lHp9yK6r4K37GVW-bXAbtLB3/view?usp=sharing" text:style-name="ListLabel_20_1" text:visited-style-name="ListLabel_20_1"><text:span text:style-name="T3">VOGUE photo booth rental Laguna Beach .html</text:span></text:a></text:p>
      <text:p text:style-name="P1"><text:a xlink:type="simple" xlink:href="https://drive.google.com/drive/folders/1x1717qCK7q0CS04FhH-tcrpFB2EzZIMX?usp=sharing" text:style-name="ListLabel_20_1" text:visited-style-name="ListLabel_20_1"><text:span text:style-name="T3">VOGUE photo booth rental Laguna Beach MSFT</text:span></text:a></text:p>
      <text:p text:style-name="P1"><text:a xlink:type="simple" xlink:href="https://docs.google.com/document/d/1gZQSxWOWE62CT9rDF3zQVvC-uOvgB9M1yvxvOGiodKo/edit?usp=sharing" text:style-name="ListLabel_20_1" text:visited-style-name="ListLabel_20_1"><text:span text:style-name="T3">Vogue Photobooth LED Enclosure rental Aliso Viejo</text:span></text:a></text:p>
      <text:p text:style-name="P1"><text:a xlink:type="simple" xlink:href="https://docs.google.com/document/d/1gZQSxWOWE62CT9rDF3zQVvC-uOvgB9M1yvxvOGiodKo/pub" text:style-name="ListLabel_20_1" text:visited-style-name="ListLabel_20_1"><text:span text:style-name="T3">Vogue Photobooth LED Enclosure rental Aliso Viejo pub</text:span></text:a></text:p>
      <text:p text:style-name="P1"><text:a xlink:type="simple" xlink:href="https://docs.google.com/document/d/1gZQSxWOWE62CT9rDF3zQVvC-uOvgB9M1yvxvOGiodKo/view" text:style-name="ListLabel_20_1" text:visited-style-name="ListLabel_20_1"><text:span text:style-name="T3">Vogue Photobooth LED Enclosure rental Aliso Viejo view</text:span></text:a></text:p>
      <text:p text:style-name="P1"><text:a xlink:type="simple" xlink:href="https://docs.google.com/document/d/1TVaWneXbNiQ6IJ5QU6pYEpRppVh2eSEIQZUViHC8xvg/edit?usp=sharing" text:style-name="ListLabel_20_1" text:visited-style-name="ListLabel_20_1"><text:span text:style-name="T3">Vogue Photobooth LED Enclosure rental La Palma</text:span></text:a></text:p>
      <text:p text:style-name="P1"><text:a xlink:type="simple" xlink:href="https://docs.google.com/document/d/1TVaWneXbNiQ6IJ5QU6pYEpRppVh2eSEIQZUViHC8xvg/pub" text:style-name="ListLabel_20_1" text:visited-style-name="ListLabel_20_1"><text:span text:style-name="T3">Vogue Photobooth LED Enclosure rental La Palma pub</text:span></text:a></text:p>
      <text:p text:style-name="P1"><text:a xlink:type="simple" xlink:href="https://docs.google.com/document/d/1TVaWneXbNiQ6IJ5QU6pYEpRppVh2eSEIQZUViHC8xvg/view" text:style-name="ListLabel_20_1" text:visited-style-name="ListLabel_20_1"><text:span text:style-name="T3">Vogue Photobooth LED Enclosure rental La Palma view</text:span></text:a></text:p>
      <text:p text:style-name="P1"><text:a xlink:type="simple" xlink:href="https://docs.google.com/document/d/1VMLbYhx1D71UcMzbufxrb5kcGTOECLvcmmc06qM0wWE/edit?usp=sharing" text:style-name="ListLabel_20_1" text:visited-style-name="ListLabel_20_1"><text:span text:style-name="T3">Vogue Photobooth LED Enclosure rental Anaheim</text:span></text:a></text:p>
      <text:p text:style-name="P1"><text:a xlink:type="simple" xlink:href="https://docs.google.com/document/d/1VMLbYhx1D71UcMzbufxrb5kcGTOECLvcmmc06qM0wWE/pub" text:style-name="ListLabel_20_1" text:visited-style-name="ListLabel_20_1"><text:span text:style-name="T3">Vogue Photobooth LED Enclosure rental Anaheim pub</text:span></text:a></text:p>
      <text:p text:style-name="P1"><text:a xlink:type="simple" xlink:href="https://docs.google.com/document/d/1VMLbYhx1D71UcMzbufxrb5kcGTOECLvcmmc06qM0wWE/view" text:style-name="ListLabel_20_1" text:visited-style-name="ListLabel_20_1"><text:span text:style-name="T3">Vogue Photobooth LED Enclosure rental Anaheim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VIZ03FMM1oC5o-G93aeaWxEx4nGGA-birj7kGiBSLSM/edit?usp=sharing" text:style-name="ListLabel_20_1" text:visited-style-name="ListLabel_20_1"><text:span text:style-name="T3">Vogue Photobooth LED Enclosure rental Lake Forest</text:span></text:a></text:p>
      <text:p text:style-name="P1"><text:a xlink:type="simple" xlink:href="https://docs.google.com/document/d/1VIZ03FMM1oC5o-G93aeaWxEx4nGGA-birj7kGiBSLSM/pub" text:style-name="ListLabel_20_1" text:visited-style-name="ListLabel_20_1"><text:span text:style-name="T3">Vogue Photobooth LED Enclosure rental Lake Forest pub</text:span></text:a></text:p>
      <text:p text:style-name="P1"><text:a xlink:type="simple" xlink:href="https://docs.google.com/document/d/1VIZ03FMM1oC5o-G93aeaWxEx4nGGA-birj7kGiBSLSM/view" text:style-name="ListLabel_20_1" text:visited-style-name="ListLabel_20_1"><text:span text:style-name="T3">Vogue Photobooth LED Enclosure rental Lake Forest view</text:span></text:a></text:p>
      <text:p text:style-name="P1"><text:a xlink:type="simple" xlink:href="https://docs.google.com/document/d/1f7PrAd6E4mHZdmIBGWydsHW778irfeTqjuoozc_cUjM/edit?usp=sharing" text:style-name="ListLabel_20_1" text:visited-style-name="ListLabel_20_1"><text:span text:style-name="T3">Vogue Photobooth LED Enclosure rental Balboa</text:span></text:a></text:p>
      <text:p text:style-name="P1"><text:a xlink:type="simple" xlink:href="https://docs.google.com/document/d/1f7PrAd6E4mHZdmIBGWydsHW778irfeTqjuoozc_cUjM/pub" text:style-name="ListLabel_20_1" text:visited-style-name="ListLabel_20_1"><text:span text:style-name="T3">Vogue Photobooth LED Enclosure rental Balboa pub</text:span></text:a></text:p>
      <text:p text:style-name="P1"><text:soft-page-break/><text:a xlink:type="simple" xlink:href="https://docs.google.com/document/d/1f7PrAd6E4mHZdmIBGWydsHW778irfeTqjuoozc_cUjM/view" text:style-name="ListLabel_20_1" text:visited-style-name="ListLabel_20_1"><text:span text:style-name="T3">Vogue Photobooth LED Enclosure rental Balboa view</text:span></text:a></text:p>
      <text:p text:style-name="P1"><text:a xlink:type="simple" xlink:href="https://docs.google.com/document/d/1EvWCB_gvanxrNbJuJAZJDqYzbXfpThL9_WAD0eVI-KI/edit?usp=sharing" text:style-name="ListLabel_20_1" text:visited-style-name="ListLabel_20_1"><text:span text:style-name="T3">Vogue Photobooth LED Enclosure rental Los Alamitos</text:span></text:a></text:p>
      <text:p text:style-name="P1"><text:a xlink:type="simple" xlink:href="https://docs.google.com/document/d/1EvWCB_gvanxrNbJuJAZJDqYzbXfpThL9_WAD0eVI-KI/pub" text:style-name="ListLabel_20_1" text:visited-style-name="ListLabel_20_1"><text:span text:style-name="T3">Vogue Photobooth LED Enclosure rental Los Alamitos pub</text:span></text:a></text:p>
      <text:p text:style-name="P1"><text:a xlink:type="simple" xlink:href="https://docs.google.com/document/d/1EvWCB_gvanxrNbJuJAZJDqYzbXfpThL9_WAD0eVI-KI/view" text:style-name="ListLabel_20_1" text:visited-style-name="ListLabel_20_1"><text:span text:style-name="T3">Vogue Photobooth LED Enclosure rental Los Alamitos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h6Xx4e16pSTrX8-ycoEcd_Q9seF_3mSYAGHv-iHDSqE/edit?usp=sharing" text:style-name="ListLabel_20_1" text:visited-style-name="ListLabel_20_1"><text:span text:style-name="T3">Vogue Photobooth LED Enclosure rental Brea</text:span></text:a></text:p>
      <text:p text:style-name="P1"><text:a xlink:type="simple" xlink:href="https://docs.google.com/document/d/1h6Xx4e16pSTrX8-ycoEcd_Q9seF_3mSYAGHv-iHDSqE/pub" text:style-name="ListLabel_20_1" text:visited-style-name="ListLabel_20_1"><text:span text:style-name="T3">Vogue Photobooth LED Enclosure rental Brea pub</text:span></text:a></text:p>
      <text:p text:style-name="P1"><text:a xlink:type="simple" xlink:href="https://docs.google.com/document/d/1h6Xx4e16pSTrX8-ycoEcd_Q9seF_3mSYAGHv-iHDSqE/view" text:style-name="ListLabel_20_1" text:visited-style-name="ListLabel_20_1"><text:span text:style-name="T3">Vogue Photobooth LED Enclosure rental Brea view</text:span></text:a></text:p>
      <text:p text:style-name="P1"><text:a xlink:type="simple" xlink:href="https://docs.google.com/document/d/1G1d4v_oiQR5T-B6oXl6JrNqobmWtSOUm4Cla52hH-Ow/edit?usp=sharing" text:style-name="ListLabel_20_1" text:visited-style-name="ListLabel_20_1"><text:span text:style-name="T3">Vogue Photobooth LED Enclosure rental Mission Viejo</text:span></text:a></text:p>
      <text:p text:style-name="P1"><text:a xlink:type="simple" xlink:href="https://docs.google.com/document/d/1G1d4v_oiQR5T-B6oXl6JrNqobmWtSOUm4Cla52hH-Ow/pub" text:style-name="ListLabel_20_1" text:visited-style-name="ListLabel_20_1"><text:span text:style-name="T3">Vogue Photobooth LED Enclosure rental Mission Viejo pub</text:span></text:a></text:p>
      <text:p text:style-name="P1"><text:a xlink:type="simple" xlink:href="https://docs.google.com/document/d/1G1d4v_oiQR5T-B6oXl6JrNqobmWtSOUm4Cla52hH-Ow/view" text:style-name="ListLabel_20_1" text:visited-style-name="ListLabel_20_1"><text:span text:style-name="T3">Vogue Photobooth LED Enclosure rental Mission Viejo view</text:span></text:a></text:p>
      <text:p text:style-name="P1"><text:a xlink:type="simple" xlink:href="https://docs.google.com/document/d/1x7PTGxWAuqmzU7-eXpaIxD5QswX3kd15Hx5YLw7_IEQ/edit?usp=sharing" text:style-name="ListLabel_20_1" text:visited-style-name="ListLabel_20_1"><text:span text:style-name="T3">Vogue Photobooth LED Enclosure rental Buena Park</text:span></text:a></text:p>
      <text:p text:style-name="P1"><text:a xlink:type="simple" xlink:href="https://docs.google.com/document/d/1x7PTGxWAuqmzU7-eXpaIxD5QswX3kd15Hx5YLw7_IEQ/pub" text:style-name="ListLabel_20_1" text:visited-style-name="ListLabel_20_1"><text:span text:style-name="T3">Vogue Photobooth LED Enclosure rental Buena Park pub</text:span></text:a></text:p>
      <text:p text:style-name="P1"><text:a xlink:type="simple" xlink:href="https://docs.google.com/document/d/1x7PTGxWAuqmzU7-eXpaIxD5QswX3kd15Hx5YLw7_IEQ/view" text:style-name="ListLabel_20_1" text:visited-style-name="ListLabel_20_1"><text:span text:style-name="T3">Vogue Photobooth LED Enclosure rental Buena Park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soft-page-break/><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FAQBAI0b8FwTbDwV2O78FU2MKYTvJBE-7Oc8nd6BIhM/edit?usp=sharing" text:style-name="ListLabel_20_1" text:visited-style-name="ListLabel_20_1"><text:span text:style-name="T3">Vogue Photobooth LED Enclosure rental Monarch Beach</text:span></text:a></text:p>
      <text:p text:style-name="P1"><text:a xlink:type="simple" xlink:href="https://docs.google.com/document/d/1FAQBAI0b8FwTbDwV2O78FU2MKYTvJBE-7Oc8nd6BIhM/pub" text:style-name="ListLabel_20_1" text:visited-style-name="ListLabel_20_1"><text:span text:style-name="T3">Vogue Photobooth LED Enclosure rental Monarch Beach pub</text:span></text:a></text:p>
      <text:p text:style-name="P1"><text:a xlink:type="simple" xlink:href="https://docs.google.com/document/d/1FAQBAI0b8FwTbDwV2O78FU2MKYTvJBE-7Oc8nd6BIhM/view" text:style-name="ListLabel_20_1" text:visited-style-name="ListLabel_20_1"><text:span text:style-name="T3">Vogue Photobooth LED Enclosure rental Monarch Beach view</text:span></text:a></text:p>
      <text:p text:style-name="P1"><text:a xlink:type="simple" xlink:href="https://docs.google.com/document/d/1t9HpOrhKAjt50EWCC8LDUagnAxQJmTC3HOORbtD5mg0/edit?usp=sharing" text:style-name="ListLabel_20_1" text:visited-style-name="ListLabel_20_1"><text:span text:style-name="T3">Vogue Photobooth LED Enclosure rental Costa Mesa</text:span></text:a></text:p>
      <text:p text:style-name="P1"><text:a xlink:type="simple" xlink:href="https://docs.google.com/document/d/1t9HpOrhKAjt50EWCC8LDUagnAxQJmTC3HOORbtD5mg0/pub" text:style-name="ListLabel_20_1" text:visited-style-name="ListLabel_20_1"><text:span text:style-name="T3">Vogue Photobooth LED Enclosure rental Costa Mesa pub</text:span></text:a></text:p>
      <text:p text:style-name="P1"><text:a xlink:type="simple" xlink:href="https://docs.google.com/document/d/1t9HpOrhKAjt50EWCC8LDUagnAxQJmTC3HOORbtD5mg0/view" text:style-name="ListLabel_20_1" text:visited-style-name="ListLabel_20_1"><text:span text:style-name="T3">Vogue Photobooth LED Enclosure rental Costa Mesa view</text:span></text:a></text:p>
      <text:p text:style-name="P1"><text:a xlink:type="simple" xlink:href="https://docs.google.com/document/d/1AepGZYX8V4J6Znts03h2mvrOcNIi8loHqlbVAqIaCSA/edit?usp=sharing" text:style-name="ListLabel_20_1" text:visited-style-name="ListLabel_20_1"><text:span text:style-name="T3">Vogue Photobooth LED Enclosure rental Newport Beach</text:span></text:a></text:p>
      <text:p text:style-name="P1"><text:a xlink:type="simple" xlink:href="https://docs.google.com/document/d/1AepGZYX8V4J6Znts03h2mvrOcNIi8loHqlbVAqIaCSA/pub" text:style-name="ListLabel_20_1" text:visited-style-name="ListLabel_20_1"><text:span text:style-name="T3">Vogue Photobooth LED Enclosure rental Newport Beach pub</text:span></text:a></text:p>
      <text:p text:style-name="P1"><text:a xlink:type="simple" xlink:href="https://docs.google.com/document/d/1AepGZYX8V4J6Znts03h2mvrOcNIi8loHqlbVAqIaCSA/view" text:style-name="ListLabel_20_1" text:visited-style-name="ListLabel_20_1"><text:span text:style-name="T3">Vogue Photobooth LED Enclosure rental Newport Beach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1"><text:a xlink:type="simple" xlink:href="https://docs.google.com/document/d/19P55IDj-mZCAcTmYCdZuJiP-VxpVz0cVq3x75wccD2I/edit?usp=sharing" text:style-name="ListLabel_20_1" text:visited-style-name="ListLabel_20_1"><text:span text:style-name="T3">Vogue Photobooth LED Enclosure rental Corona Del Mar</text:span></text:a></text:p>
      <text:p text:style-name="P1"><text:a xlink:type="simple" xlink:href="https://docs.google.com/document/d/19P55IDj-mZCAcTmYCdZuJiP-VxpVz0cVq3x75wccD2I/pub" text:style-name="ListLabel_20_1" text:visited-style-name="ListLabel_20_1"><text:span text:style-name="T3">Vogue Photobooth LED Enclosure rental Corona Del Mar pub</text:span></text:a></text:p>
      <text:p text:style-name="P1"><text:a xlink:type="simple" xlink:href="https://docs.google.com/document/d/19P55IDj-mZCAcTmYCdZuJiP-VxpVz0cVq3x75wccD2I/view" text:style-name="ListLabel_20_1" text:visited-style-name="ListLabel_20_1"><text:span text:style-name="T3">Vogue Photobooth LED Enclosure rental Corona Del Mar view</text:span></text:a></text:p>
      <text:p text:style-name="P1"><text:a xlink:type="simple" xlink:href="https://docs.google.com/document/d/1WkiWWwKWfJDd7zK321r8_PjsEXSaIR7r3N-8HB0c92Q/edit?usp=sharing" text:style-name="ListLabel_20_1" text:visited-style-name="ListLabel_20_1"><text:span text:style-name="T3">Vogue Photobooth LED Enclosure rental Newport Coast</text:span></text:a></text:p>
      <text:p text:style-name="P1"><text:a xlink:type="simple" xlink:href="https://docs.google.com/document/d/1WkiWWwKWfJDd7zK321r8_PjsEXSaIR7r3N-8HB0c92Q/pub" text:style-name="ListLabel_20_1" text:visited-style-name="ListLabel_20_1"><text:span text:style-name="T3">Vogue Photobooth LED Enclosure rental Newport Coast pub</text:span></text:a></text:p>
      <text:p text:style-name="P1"><text:soft-page-break/><text:a xlink:type="simple" xlink:href="https://docs.google.com/document/d/1WkiWWwKWfJDd7zK321r8_PjsEXSaIR7r3N-8HB0c92Q/view" text:style-name="ListLabel_20_1" text:visited-style-name="ListLabel_20_1"><text:span text:style-name="T3">Vogue Photobooth LED Enclosure rental Newport Coast view</text:span></text:a></text:p>
      <text:p text:style-name="P1"><text:a xlink:type="simple" xlink:href="https://docs.google.com/document/d/10PEMiQ9I0eItoAqg0h5OPiPhd4ziD9ozPbOhc7hNTw0/edit?usp=sharing" text:style-name="ListLabel_20_1" text:visited-style-name="ListLabel_20_1"><text:span text:style-name="T3">Vogue Photobooth LED Enclosure Coto de Caza</text:span></text:a></text:p>
      <text:p text:style-name="P1"><text:a xlink:type="simple" xlink:href="https://docs.google.com/document/d/10PEMiQ9I0eItoAqg0h5OPiPhd4ziD9ozPbOhc7hNTw0/pub" text:style-name="ListLabel_20_1" text:visited-style-name="ListLabel_20_1"><text:span text:style-name="T3">Vogue Photobooth LED Enclosure Coto de Caza pub</text:span></text:a></text:p>
      <text:p text:style-name="P1"><text:a xlink:type="simple" xlink:href="https://docs.google.com/document/d/10PEMiQ9I0eItoAqg0h5OPiPhd4ziD9ozPbOhc7hNTw0/view" text:style-name="ListLabel_20_1" text:visited-style-name="ListLabel_20_1"><text:span text:style-name="T3">Vogue Photobooth LED Enclosure Coto de Caza view</text:span></text:a></text:p>
      <text:p text:style-name="P1"><text:a xlink:type="simple" xlink:href="https://sites.google.com/view/huntingtonbeachphotobooth/home" text:style-name="ListLabel_20_1" text:visited-style-name="ListLabel_20_1"><text:span text:style-name="T3">VOGUE photo booth rental Laguna Beach</text:span></text:a></text:p>
      <text:p text:style-name="P1"><text:a xlink:type="simple" xlink:href="https://sites.google.com/view/huntingtonbeachphotobooth/open-air-photo-booth-newport-beach" text:style-name="ListLabel_20_1" text:visited-style-name="ListLabel_20_1"><text:span text:style-name="T3">VOGUE photo booth rental Laguna Beach</text:span></text:a></text:p>
      <text:p text:style-name="P1"><text:a xlink:type="simple" xlink:href="https://sites.google.com/view/newport-beach-photo-booths/home" text:style-name="ListLabel_20_1" text:visited-style-name="ListLabel_20_1"><text:span text:style-name="T3">VOGUE photo booth rental Laguna Beach</text:span></text:a></text:p>
      <text:p text:style-name="P1"><text:a xlink:type="simple" xlink:href="https://sites.google.com/view/newport-beach-photo-booths/best-newport-beach-photo-booth-rental" text:style-name="ListLabel_20_1" text:visited-style-name="ListLabel_20_1"><text:span text:style-name="T3">VOGUE photo booth rental Laguna Beach</text:span></text:a></text:p>
      <text:p text:style-name="P1"><text:a xlink:type="simple" xlink:href="https://sites.google.com/view/photoboothrentalalisoviejoca/home" text:style-name="ListLabel_20_1" text:visited-style-name="ListLabel_20_1"><text:span text:style-name="T3">VOGUE photo booth rental Laguna Beach</text:span></text:a></text:p>
      <text:p text:style-name="P4"/>
      <text:p text:style-name="P9"><text:span text:style-name="T2">CONTACT US</text:span></text:p>
      <text:p text:style-name="P1">You can reach us at :</text:p>
      <text:p text:style-name="P1"/>
      <text:p text:style-name="P1">Party Snaps Photo Booth OC | 360 Photo Booth Rental Orange County</text:p>
      <text:p text:style-name="P1">12911 Dungan Ln, Garden Grove, CA 92840</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lagunabeachphotoboothrentals/home" text:style-name="ListLabel_20_1" text:visited-style-name="ListLabel_20_1"><text:span text:style-name="T3">https://sites.google.com/view/lagunabeachphotoboothrental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6.25in" draw:z-index="8"><draw:image xlink:href="Pictures/100000000000043800000438CAA7B5FE0B8C37CC.jpg" xlink:type="simple" xlink:show="embed" xlink:actuate="onLoad" loext:mime-type="image/jpeg"/><svg:desc>https://drive.google.com/file/d/1tpnxuW89TUi11jKtDR9JDr08CDxHmMk0/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9" meta:paragraph-count="148" meta:word-count="1758" meta:character-count="11293" meta:non-whitespace-character-count="9682"/>
    <meta:generator>LibreOfficeDev/6.0.5.2$Linux_X86_64 LibreOffice_project/</meta:generator>
  </office:meta>
</office:document-meta>
</file>